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svg:stroke-color="#990000" draw:fill="solid" draw:fill-color="#ff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7.449cm" svg:y="4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3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8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6.395cm">
          <text:p/>
          <draw:enhanced-geometry svg:viewBox="0 0 21600 21600" draw:type="rectangle" draw:enhanced-path="M 0 0 L 21600 0 21600 21600 0 21600 0 0 Z N"/>
        </draw:custom-shape>
        <draw:g>
          <draw:frame draw:style-name="gr2" draw:layer="layout" svg:width="1.628cm" svg:height="0.962cm" svg:x="11.244cm" svg:y="3.601cm">
            <draw:text-box>
              <text:p>size</text:p>
            </draw:text-box>
          </draw:frame>
          <draw:frame draw:style-name="gr2" draw:layer="layout" svg:width="1.7cm" svg:height="0.962cm" svg:x="11.244cm" svg:y="4.55cm">
            <draw:text-box>
              <text:p>type</text:p>
            </draw:text-box>
          </draw:frame>
          <draw:frame draw:style-name="gr2" draw:layer="layout" svg:width="2.682cm" svg:height="0.962cm" svg:x="11.244cm" svg:y="5.5cm">
            <draw:text-box>
              <text:p>position</text:p>
            </draw:text-box>
          </draw:frame>
          <draw:frame draw:style-name="gr2" draw:layer="layout" svg:width="1.734cm" svg:height="0.962cm" svg:x="11.244cm" svg:y="6.449cm">
            <draw:text-box>
              <text:p>data</text:p>
            </draw:text-box>
          </draw:frame>
        </draw:g>
        <draw:line draw:style-name="gr3" draw:text-style-name="P1" draw:layer="layout" svg:x1="7.957cm" svg:y1="4.871cm" svg:x2="10.751cm" svg:y2="3.982cm">
          <text:p/>
        </draw:line>
        <draw:custom-shape draw:style-name="gr4" draw:text-style-name="P1" draw:layer="layout" svg:width="0.254cm" svg:height="3.429cm" svg:x="10.878cm" svg:y="3.79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3" draw:text-style-name="P1" draw:layer="layout" svg:x1="7.957cm" svg:y1="5.379cm" svg:x2="10.751cm" svg:y2="7.03cm">
          <text:p/>
        </draw:line>
        <draw:custom-shape draw:style-name="gr5" draw:text-style-name="P1" draw:layer="layout" svg:width="0.508cm" svg:height="0.508cm" svg:x="16.212cm" svg:y="6.7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6.72cm" svg:y="6.7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7.228cm" svg:y="6.7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7.736cm" svg:y="6.7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8.244cm" svg:y="6.7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8.752cm" svg:y="6.7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9.26cm" svg:y="6.77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78cm" svg:y1="7.019cm" svg:x2="16.212cm" svg:y2="7.019cm">
          <text:p/>
        </draw:line>
        <draw:frame draw:style-name="gr2" draw:layer="layout" svg:width="4.409cm" svg:height="0.962cm" svg:x="16.212cm" svg:y="7.284cm">
          <draw:text-box>
            <text:p>element block</text:p>
          </draw:text-box>
        </draw:frame>
        <draw:frame draw:style-name="gr2" draw:layer="layout" svg:width="4.236cm" svg:height="0.962cm" svg:x="3.924cm" svg:y="3.756cm">
          <draw:text-box>
            <text:p>primary array</text:p>
          </draw:text-box>
        </draw:frame>
        <draw:frame draw:style-name="gr2" draw:layer="layout" svg:width="1.979cm" svg:height="0.962cm" svg:x="8.899cm" svg:y="5.017cm">
          <draw:text-box>
            <text:p>b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22:03:40.717393514</meta:creation-date>
    <dc:date>2016-02-01T22:39:25.773222501</dc:date>
    <meta:editing-duration>PT20M28S</meta:editing-duration>
    <meta:editing-cycles>12</meta:editing-cycles>
    <meta:generator>LibreOffice/4.2.8.2$Linux_X86_64 LibreOffice_project/420m0$Build-2</meta:generator>
    <meta:document-statistic meta:object-count="23"/>
  </office:meta>
</office:document-meta>
</file>